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troller.getStrutsLocal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getReturnActionView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onExit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Controller.isLocalFile( ActionForward forwa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FlowController.thePreviousA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Cached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Controller.checkPreviousActionInfoDis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savePreviousPageInfo( ActionForward forward , ActionForm form , ActionMapping mapping , HttpServletRequest request , ServletContext servletContext , boolean isSpecialForwar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geFlowController.getPreviousForm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Controller.getPreviousAction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Controller.removeFromSession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Controller.isOnNesting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create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Controller.removeSharedFlow( String sharedFlo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Controller.forwardTo( ActionForward fwd , ActionMapping mapping , PageFlowExceptionConfig exceptionConfig , String actionName , ModuleConfig altModuleConfig , ActionForm form , HttpServletRequest request , HttpServletResponse response , ServletContext servle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ageFlowController.isPreviousPageInfoDis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isNe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setReturnActionViewRenderer( ViewRenderer returnActionView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internal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Controller.setIsOnNestingStack( boolean isOnNesting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Modu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isPreviousActionInfoDis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beforeP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FlowController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Taxono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is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thePreviousP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initializeSharedFlowFields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geFlowController.isLongL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checkPreviousPageInfoDis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valueUnbound( HttpSessionBinding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Controller.getPreviousForward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Controller.getPreviousFo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Controller.theSharedFl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persistInSession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Controller.ensureFailover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geFlowController.theCurrentP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CurrentForward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geFlowController.PageFlo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Controller.getSharedFlow( String shared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PreviousA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Controller.getPreviousPage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Controller.getSharedFl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.getCurrentPag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Controller.exitNesting( HttpServletRequest request , HttpServletResponse response , ActionMapping mapping , ActionForm fo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geFlowController.getPreviousPageInfoLegacy( PageFlowController curJpf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Controller.savePreviousActionInfo( ActionForm form , HttpServletRequest request , ActionMapping mapping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